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paragraph-rsid="000e3c27"/>
    </style:style>
    <style:style style:name="P2" style:family="paragraph" style:parent-style-name="Standard">
      <style:text-properties style:text-underline-style="solid" style:text-underline-width="auto" style:text-underline-color="font-color" officeooo:rsid="000e3c27" officeooo:paragraph-rsid="000e3c27"/>
    </style:style>
    <style:style style:name="P3" style:family="paragraph" style:parent-style-name="Standard">
      <style:text-properties style:text-underline-style="solid" style:text-underline-width="auto" style:text-underline-color="font-color" officeooo:rsid="000f0c05" officeooo:paragraph-rsid="000e3c27"/>
    </style:style>
    <style:style style:name="T1" style:family="text">
      <style:text-properties officeooo:rsid="000f198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gestion d'une collection de romans influencés par la musique et d'albums influencés par la littérature</text:p>
      <text:p text:style-name="P1"/>
      <text:p text:style-name="P1"/>
      <text:p text:style-name="P2">cette base de données proposera d'une part, une sélection de romans dont l'influence musicale se fait ressentir, dans lequel l'auteur a clairement été influencé par la musique/un style ou une époque musicale <text:span text:style-name="T1">pendant sa rédaction.</text:span></text:p>
      <text:p text:style-name="P2"/>
      <text:p text:style-name="P2"/>
      <text:p text:style-name="P2"/>
      <text:p text:style-name="P3">Albums de musique (de différents genres) qui présentent une influence littéraire, que ce soit l'album entier (qui raconte l'histoire d'une œuvre), ou un album possédant au minimum une chanson parlant d'une œuvre littéra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9T13:35:54.134447786</meta:creation-date>
    <dc:date>2016-04-29T14:30:34.769985653</dc:date>
    <meta:editing-duration>PT4M17S</meta:editing-duration>
    <meta:editing-cycles>1</meta:editing-cycles>
    <meta:generator>LibreOffice/5.0.5.2$Linux_X86_64 LibreOffice_project/00m0$Build-2</meta:generator>
    <meta:document-statistic meta:table-count="0" meta:image-count="0" meta:object-count="0" meta:page-count="1" meta:paragraph-count="3" meta:word-count="84" meta:character-count="557" meta:non-whitespace-character-count="476"/>
  </office:meta>
</office:document-meta>
</file>